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9be" officeooo:paragraph-rsid="0005c9be"/>
    </style:style>
    <style:style style:name="P2" style:family="paragraph" style:parent-style-name="Standard">
      <style:text-properties officeooo:paragraph-rsid="0005c9be"/>
    </style:style>
    <style:style style:name="P3" style:family="paragraph" style:parent-style-name="Standard">
      <style:text-properties fo:font-weight="bold" officeooo:rsid="0005c9be" officeooo:paragraph-rsid="0005c9be" style:font-weight-asian="bold" style:font-weight-complex="bold"/>
    </style:style>
    <style:style style:name="P4" style:family="paragraph" style:parent-style-name="Standard">
      <style:text-properties fo:font-weight="bold" officeooo:rsid="0005c9be" officeooo:paragraph-rsid="0027a10a" style:font-weight-asian="bold" style:font-weight-complex="bold"/>
    </style:style>
    <style:style style:name="P5" style:family="paragraph" style:parent-style-name="Standard">
      <style:text-properties fo:font-weight="bold" officeooo:rsid="0005c9be" officeooo:paragraph-rsid="003f9386" style:font-weight-asian="bold" style:font-weight-complex="bold"/>
    </style:style>
    <style:style style:name="P6" style:family="paragraph" style:parent-style-name="Standard">
      <style:text-properties fo:font-weight="bold" officeooo:rsid="0006bbde" officeooo:paragraph-rsid="0006bbde" style:font-weight-asian="bold" style:font-weight-complex="bold"/>
    </style:style>
    <style:style style:name="P7" style:family="paragraph" style:parent-style-name="Standard">
      <style:text-properties fo:font-weight="bold" officeooo:rsid="0007ba73" officeooo:paragraph-rsid="0007ba73" style:font-weight-asian="bold" style:font-weight-complex="bold"/>
    </style:style>
    <style:style style:name="P8" style:family="paragraph" style:parent-style-name="Standard">
      <style:text-properties fo:font-weight="bold" officeooo:rsid="0007ba73" officeooo:paragraph-rsid="002d2da5" style:font-weight-asian="bold" style:font-weight-complex="bold"/>
    </style:style>
    <style:style style:name="P9" style:family="paragraph" style:parent-style-name="Standard">
      <style:text-properties fo:font-weight="bold" officeooo:rsid="00083d66" officeooo:paragraph-rsid="00083d66" style:font-weight-asian="bold" style:font-weight-complex="bold"/>
    </style:style>
    <style:style style:name="P10" style:family="paragraph" style:parent-style-name="Standard">
      <style:text-properties fo:font-weight="bold" officeooo:rsid="000add3d" officeooo:paragraph-rsid="000add3d" style:font-weight-asian="bold" style:font-weight-complex="bold"/>
    </style:style>
    <style:style style:name="P11" style:family="paragraph" style:parent-style-name="Standard">
      <style:text-properties fo:font-weight="bold" officeooo:rsid="000add3d" officeooo:paragraph-rsid="0019fbe6" style:font-weight-asian="bold" style:font-weight-complex="bold"/>
    </style:style>
    <style:style style:name="P12" style:family="paragraph" style:parent-style-name="Standard">
      <style:text-properties fo:font-weight="bold" officeooo:rsid="000add3d" officeooo:paragraph-rsid="003be077" style:font-weight-asian="bold" style:font-weight-complex="bold"/>
    </style:style>
    <style:style style:name="P13" style:family="paragraph" style:parent-style-name="Standard">
      <style:text-properties fo:font-weight="bold" officeooo:rsid="0018e664" officeooo:paragraph-rsid="0018e664" style:font-weight-asian="bold" style:font-weight-complex="bold"/>
    </style:style>
    <style:style style:name="P14" style:family="paragraph" style:parent-style-name="Standard">
      <style:text-properties fo:font-weight="bold" officeooo:rsid="0018e664" officeooo:paragraph-rsid="0019fbe6" style:font-weight-asian="bold" style:font-weight-complex="bold"/>
    </style:style>
    <style:style style:name="P15" style:family="paragraph" style:parent-style-name="Standard">
      <style:text-properties fo:font-weight="bold" officeooo:rsid="0035b6b2" officeooo:paragraph-rsid="0035b6b2" style:font-weight-asian="bold" style:font-weight-complex="bold"/>
    </style:style>
    <style:style style:name="P16" style:family="paragraph" style:parent-style-name="Standard">
      <style:text-properties fo:font-weight="bold" officeooo:rsid="0036f7e5" officeooo:paragraph-rsid="0036f7e5" style:font-weight-asian="bold" style:font-weight-complex="bold"/>
    </style:style>
    <style:style style:name="P17" style:family="paragraph" style:parent-style-name="Standard">
      <style:text-properties fo:font-weight="bold" officeooo:rsid="00386cda" officeooo:paragraph-rsid="00386cda" style:font-weight-asian="bold" style:font-weight-complex="bold"/>
    </style:style>
    <style:style style:name="P18" style:family="paragraph" style:parent-style-name="Standard">
      <style:text-properties fo:font-weight="bold" officeooo:rsid="003f35c2" officeooo:paragraph-rsid="003f35c2" style:font-weight-asian="bold" style:font-weight-complex="bold"/>
    </style:style>
    <style:style style:name="P19" style:family="paragraph" style:parent-style-name="Standard">
      <style:text-properties fo:font-weight="bold" officeooo:rsid="002bc951" officeooo:paragraph-rsid="003f9386" style:font-weight-asian="bold" style:font-weight-complex="bold"/>
    </style:style>
    <style:style style:name="P20" style:family="paragraph" style:parent-style-name="Standard">
      <style:text-properties fo:font-weight="bold" officeooo:rsid="00063642" officeooo:paragraph-rsid="00063642" fo:background-color="transparent" style:font-weight-asian="bold" style:font-weight-complex="bold"/>
    </style:style>
    <style:style style:name="P21" style:family="paragraph" style:parent-style-name="Standard">
      <style:text-properties fo:font-weight="bold" officeooo:rsid="0023fe96" officeooo:paragraph-rsid="0023fe96" fo:background-color="transparent" style:font-weight-asian="bold" style:font-weight-complex="bold"/>
    </style:style>
    <style:style style:name="P22" style:family="paragraph" style:parent-style-name="Standard">
      <style:text-properties fo:font-weight="normal" officeooo:rsid="0005c9be" officeooo:paragraph-rsid="0005c9be" style:font-weight-asian="normal" style:font-weight-complex="normal"/>
    </style:style>
    <style:style style:name="P23" style:family="paragraph" style:parent-style-name="Standard">
      <style:text-properties fo:font-weight="normal" officeooo:rsid="0005c9be" officeooo:paragraph-rsid="0006bbde" style:font-weight-asian="normal" style:font-weight-complex="normal"/>
    </style:style>
    <style:style style:name="P24" style:family="paragraph" style:parent-style-name="Standard">
      <style:text-properties fo:font-weight="normal" officeooo:rsid="0005c9be" officeooo:paragraph-rsid="0007ba73" style:font-weight-asian="normal" style:font-weight-complex="normal"/>
    </style:style>
    <style:style style:name="P25" style:family="paragraph" style:parent-style-name="Standard">
      <style:text-properties fo:font-weight="normal" officeooo:rsid="0005c9be" officeooo:paragraph-rsid="00083d66" style:font-weight-asian="normal" style:font-weight-complex="normal"/>
    </style:style>
    <style:style style:name="P26" style:family="paragraph" style:parent-style-name="Standard">
      <style:text-properties fo:font-weight="normal" officeooo:rsid="0005c9be" officeooo:paragraph-rsid="0009b0e2" style:font-weight-asian="normal" style:font-weight-complex="normal"/>
    </style:style>
    <style:style style:name="P27" style:family="paragraph" style:parent-style-name="Standard">
      <style:text-properties fo:font-weight="normal" officeooo:rsid="0005c9be" officeooo:paragraph-rsid="0027a10a" style:font-weight-asian="normal" style:font-weight-complex="normal"/>
    </style:style>
    <style:style style:name="P28" style:family="paragraph" style:parent-style-name="Standard">
      <style:text-properties fo:font-weight="normal" officeooo:rsid="0005c9be" officeooo:paragraph-rsid="003dfff9" style:font-weight-asian="normal" style:font-weight-complex="normal"/>
    </style:style>
    <style:style style:name="P29" style:family="paragraph" style:parent-style-name="Standard">
      <style:text-properties fo:font-weight="normal" officeooo:rsid="00063642" officeooo:paragraph-rsid="00063642" style:font-weight-asian="normal" style:font-weight-complex="normal"/>
    </style:style>
    <style:style style:name="P30" style:family="paragraph" style:parent-style-name="Standard">
      <style:text-properties fo:font-weight="normal" officeooo:rsid="0006bbde" officeooo:paragraph-rsid="0006bbde" style:font-weight-asian="normal" style:font-weight-complex="normal"/>
    </style:style>
    <style:style style:name="P31" style:family="paragraph" style:parent-style-name="Standard">
      <style:text-properties fo:font-weight="normal" officeooo:rsid="0006bbde" officeooo:paragraph-rsid="0040885d" style:font-weight-asian="normal" style:font-weight-complex="normal"/>
    </style:style>
    <style:style style:name="P32" style:family="paragraph" style:parent-style-name="Standard">
      <style:text-properties fo:font-weight="normal" officeooo:rsid="0007ba73" officeooo:paragraph-rsid="0007ba73" style:font-weight-asian="normal" style:font-weight-complex="normal"/>
    </style:style>
    <style:style style:name="P33" style:family="paragraph" style:parent-style-name="Standard">
      <style:text-properties fo:font-weight="normal" officeooo:rsid="00083d66" officeooo:paragraph-rsid="00083d66" style:font-weight-asian="normal" style:font-weight-complex="normal"/>
    </style:style>
    <style:style style:name="P34" style:family="paragraph" style:parent-style-name="Standard">
      <style:text-properties fo:font-weight="normal" officeooo:rsid="0009b0e2" officeooo:paragraph-rsid="0009b0e2" style:font-weight-asian="normal" style:font-weight-complex="normal"/>
    </style:style>
    <style:style style:name="P35" style:family="paragraph" style:parent-style-name="Standard">
      <style:text-properties fo:font-weight="normal" officeooo:rsid="000add3d" officeooo:paragraph-rsid="000add3d" style:font-weight-asian="normal" style:font-weight-complex="normal"/>
    </style:style>
    <style:style style:name="P36" style:family="paragraph" style:parent-style-name="Standard">
      <style:text-properties fo:font-weight="normal" officeooo:rsid="000c53e5" officeooo:paragraph-rsid="000c53e5" style:font-weight-asian="normal" style:font-weight-complex="normal"/>
    </style:style>
    <style:style style:name="P37" style:family="paragraph" style:parent-style-name="Standard">
      <style:text-properties fo:font-weight="normal" officeooo:rsid="000c53e5" officeooo:paragraph-rsid="0006bbde" style:font-weight-asian="normal" style:font-weight-complex="normal"/>
    </style:style>
    <style:style style:name="P38" style:family="paragraph" style:parent-style-name="Standard">
      <style:text-properties fo:font-weight="normal" officeooo:rsid="000c53e5" officeooo:paragraph-rsid="0027a10a" style:font-weight-asian="normal" style:font-weight-complex="normal"/>
    </style:style>
    <style:style style:name="P39" style:family="paragraph" style:parent-style-name="Standard">
      <style:text-properties fo:font-weight="normal" officeooo:rsid="000f77bc" officeooo:paragraph-rsid="000f77bc" style:font-weight-asian="normal" style:font-weight-complex="normal"/>
    </style:style>
    <style:style style:name="P40" style:family="paragraph" style:parent-style-name="Standard">
      <style:text-properties fo:font-weight="normal" officeooo:rsid="0016c38e" officeooo:paragraph-rsid="0016c38e" style:font-weight-asian="normal" style:font-weight-complex="normal"/>
    </style:style>
    <style:style style:name="P41" style:family="paragraph" style:parent-style-name="Standard">
      <style:text-properties fo:font-weight="normal" officeooo:rsid="0018e664" officeooo:paragraph-rsid="0018e664" style:font-weight-asian="normal" style:font-weight-complex="normal"/>
    </style:style>
    <style:style style:name="P42" style:family="paragraph" style:parent-style-name="Standard">
      <style:text-properties fo:font-weight="normal" officeooo:rsid="0027a10a" officeooo:paragraph-rsid="0027a10a" style:font-weight-asian="normal" style:font-weight-complex="normal"/>
    </style:style>
    <style:style style:name="P43" style:family="paragraph" style:parent-style-name="Standard">
      <style:text-properties fo:font-weight="normal" officeooo:rsid="0035b6b2" officeooo:paragraph-rsid="0035b6b2" style:font-weight-asian="normal" style:font-weight-complex="normal"/>
    </style:style>
    <style:style style:name="P44" style:family="paragraph" style:parent-style-name="Standard">
      <style:text-properties fo:font-weight="normal" officeooo:rsid="0035b6b2" officeooo:paragraph-rsid="00389b30" style:font-weight-asian="normal" style:font-weight-complex="normal"/>
    </style:style>
    <style:style style:name="P45" style:family="paragraph" style:parent-style-name="Standard">
      <style:text-properties fo:font-weight="normal" officeooo:rsid="0035b6b2" officeooo:paragraph-rsid="003a8cab" style:font-weight-asian="normal" style:font-weight-complex="normal"/>
    </style:style>
    <style:style style:name="P46" style:family="paragraph" style:parent-style-name="Standard">
      <style:text-properties fo:font-weight="normal" officeooo:rsid="0036f7e5" officeooo:paragraph-rsid="0036f7e5" style:font-weight-asian="normal" style:font-weight-complex="normal"/>
    </style:style>
    <style:style style:name="P47" style:family="paragraph" style:parent-style-name="Standard">
      <style:text-properties fo:font-weight="normal" officeooo:rsid="0036f7e5" officeooo:paragraph-rsid="003a8cab" style:font-weight-asian="normal" style:font-weight-complex="normal"/>
    </style:style>
    <style:style style:name="P48" style:family="paragraph" style:parent-style-name="Standard">
      <style:text-properties fo:font-weight="normal" officeooo:rsid="00386cda" officeooo:paragraph-rsid="003a8cab" style:font-weight-asian="normal" style:font-weight-complex="normal"/>
    </style:style>
    <style:style style:name="P49" style:family="paragraph" style:parent-style-name="Standard">
      <style:text-properties fo:font-weight="normal" officeooo:rsid="003dfff9" officeooo:paragraph-rsid="003dfff9" style:font-weight-asian="normal" style:font-weight-complex="normal"/>
    </style:style>
    <style:style style:name="P50" style:family="paragraph" style:parent-style-name="Standard">
      <style:text-properties fo:font-weight="normal" officeooo:rsid="003f35c2" officeooo:paragraph-rsid="003f35c2" style:font-weight-asian="normal" style:font-weight-complex="normal"/>
    </style:style>
    <style:style style:name="P51" style:family="paragraph" style:parent-style-name="Standard">
      <style:text-properties fo:font-weight="normal" officeooo:rsid="0005c9be" officeooo:paragraph-rsid="0005c9be" fo:background-color="transparent" style:font-weight-asian="normal" style:font-weight-complex="normal"/>
    </style:style>
    <style:style style:name="P52" style:family="paragraph" style:parent-style-name="Standard">
      <style:text-properties fo:font-weight="normal" officeooo:rsid="0023fe96" officeooo:paragraph-rsid="0023fe96" fo:background-color="transparent" style:font-weight-asian="normal" style:font-weight-complex="normal"/>
    </style:style>
    <style:style style:name="P53" style:family="paragraph" style:parent-style-name="Standard">
      <style:text-properties officeooo:paragraph-rsid="00151198"/>
    </style:style>
    <style:style style:name="P54" style:family="paragraph" style:parent-style-name="Standard">
      <style:text-properties fo:font-size="20pt" fo:font-weight="bold" officeooo:rsid="0021b4a1" officeooo:paragraph-rsid="0021b4a1" style:font-size-asian="20pt" style:font-weight-asian="bold" style:font-size-complex="20pt" style:font-weight-complex="bold"/>
    </style:style>
    <style:style style:name="P55" style:family="paragraph" style:parent-style-name="Text_20_body">
      <style:text-properties officeooo:paragraph-rsid="0005c9be"/>
    </style:style>
    <style:style style:name="P56" style:family="paragraph" style:parent-style-name="Text_20_body">
      <style:text-properties officeooo:rsid="0033b10b" officeooo:paragraph-rsid="0033b10b"/>
    </style:style>
    <style:style style:name="P57" style:family="paragraph" style:parent-style-name="Table_20_Contents">
      <style:text-properties officeooo:rsid="001c2ad2" officeooo:paragraph-rsid="001c2ad2"/>
    </style:style>
    <style:style style:name="P58" style:family="paragraph" style:parent-style-name="Table_20_Contents">
      <style:text-properties officeooo:rsid="001dee87" officeooo:paragraph-rsid="001dee87"/>
    </style:style>
    <style:style style:name="P59" style:family="paragraph" style:parent-style-name="Table_20_Contents">
      <style:text-properties officeooo:rsid="001e7195" officeooo:paragraph-rsid="001e7195"/>
    </style:style>
    <style:style style:name="P60" style:family="paragraph" style:parent-style-name="Table_20_Contents">
      <style:text-properties officeooo:rsid="001ecd65" officeooo:paragraph-rsid="001ecd65"/>
    </style:style>
    <style:style style:name="P61" style:family="paragraph" style:parent-style-name="Table_20_Contents">
      <style:text-properties officeooo:rsid="002257cc" officeooo:paragraph-rsid="002257cc"/>
    </style:style>
    <style:style style:name="T1" style:family="text">
      <style:text-properties officeooo:rsid="0005c9be"/>
    </style:style>
    <style:style style:name="T2" style:family="text">
      <style:text-properties fo:font-style="italic"/>
    </style:style>
    <style:style style:name="T3" style:family="text">
      <style:text-properties officeooo:rsid="0006364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7b1d" style:font-weight-asian="bold" style:font-weight-complex="bold"/>
    </style:style>
    <style:style style:name="T6" style:family="text">
      <style:text-properties fo:font-weight="bold" officeooo:rsid="0025b3b5" style:font-weight-asian="bold" style:font-weight-complex="bold"/>
    </style:style>
    <style:style style:name="T7" style:family="text">
      <style:text-properties fo:font-weight="bold" officeooo:rsid="0027a10a" style:font-weight-asian="bold" style:font-weight-complex="bold"/>
    </style:style>
    <style:style style:name="T8" style:family="text">
      <style:text-properties fo:font-weight="bold" officeooo:rsid="00386cda" style:font-weight-asian="bold" style:font-weight-complex="bold"/>
    </style:style>
    <style:style style:name="T9" style:family="text">
      <style:text-properties fo:font-weight="bold" officeooo:rsid="003a9439" style:font-weight-asian="bold" style:font-weight-complex="bold"/>
    </style:style>
    <style:style style:name="T10" style:family="text">
      <style:text-properties fo:font-weight="bold" officeooo:rsid="0040885d" style:font-weight-asian="bold" style:font-weight-complex="bold"/>
    </style:style>
    <style:style style:name="T11" style:family="text">
      <style:text-properties fo:font-weight="bold" officeooo:rsid="004372e4" style:font-weight-asian="bold" style:font-weight-complex="bold"/>
    </style:style>
    <style:style style:name="T12" style:family="text">
      <style:text-properties officeooo:rsid="000d7b86"/>
    </style:style>
    <style:style style:name="T13" style:family="text">
      <style:text-properties fo:font-weight="normal" officeooo:rsid="0010d1c8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11eb0c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140323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151198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05c9be" fo:background-color="transparent" loext:char-shading-value="0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7b3a8"/>
    </style:style>
    <style:style style:name="T20" style:family="text">
      <style:text-properties officeooo:rsid="0018e664"/>
    </style:style>
    <style:style style:name="T21" style:family="text">
      <style:text-properties officeooo:rsid="001dee87"/>
    </style:style>
    <style:style style:name="T22" style:family="text">
      <style:text-properties officeooo:rsid="0025b3b5"/>
    </style:style>
    <style:style style:name="T23" style:family="text">
      <style:text-properties officeooo:rsid="0027a10a"/>
    </style:style>
    <style:style style:name="T24" style:family="text">
      <style:text-properties officeooo:rsid="002a2473"/>
    </style:style>
    <style:style style:name="T25" style:family="text">
      <style:text-properties officeooo:rsid="002a2aa8"/>
    </style:style>
    <style:style style:name="T26" style:family="text">
      <style:text-properties officeooo:rsid="002b7715"/>
    </style:style>
    <style:style style:name="T27" style:family="text">
      <style:text-properties officeooo:rsid="0035b6b2"/>
    </style:style>
    <style:style style:name="T28" style:family="text">
      <style:text-properties officeooo:rsid="00389b30"/>
    </style:style>
    <style:style style:name="T29" style:family="text">
      <style:text-properties officeooo:rsid="003a9439"/>
    </style:style>
    <style:style style:name="T30" style:family="text">
      <style:text-properties officeooo:rsid="003e1e1d"/>
    </style:style>
    <style:style style:name="T31" style:family="text">
      <style:text-properties officeooo:rsid="003f9386"/>
    </style:style>
    <style:style style:name="T32" style:family="text">
      <style:text-properties officeooo:rsid="0040885d"/>
    </style:style>
    <style:style style:name="T33" style:family="text">
      <style:text-properties officeooo:rsid="0041e0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Snowball for Estonian version 1.3</text:p>
      <text:p text:style-name="P55">Here is a sample of vocabulary with the stemmed forms that will be generated with the algorithm. 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7">Word</text:p>
          </table:table-cell>
          <table:table-cell table:style-name="Table1.A1" office:value-type="string">
            <text:p text:style-name="P57">Stem</text:p>
          </table:table-cell>
          <table:table-cell table:style-name="Table1.A1" office:value-type="string">
            <text:p text:style-name="P57">Word</text:p>
          </table:table-cell>
          <table:table-cell table:style-name="Table1.D1" office:value-type="string">
            <text:p text:style-name="P57">Stem</text:p>
          </table:table-cell>
        </table:table-row>
        <table:table-row>
          <table:table-cell table:style-name="Table1.A2" office:value-type="string">
            <text:p text:style-name="P57">raamat</text:p>
            <text:p text:style-name="P57">raamatu</text:p>
            <text:p text:style-name="P57">raamatut</text:p>
            <text:p text:style-name="P57">raamatule</text:p>
            <text:p text:style-name="P57">raamatud</text:p>
            <text:p text:style-name="P57">raamatute</text:p>
            <text:p text:style-name="P57">raamatuid</text:p>
            <text:p text:style-name="P57">raamatutele</text:p>
            <text:p text:style-name="P57">raamatutestki</text:p>
            <text:p text:style-name="P57">hele</text:p>
            <text:p text:style-name="P57">heleda</text:p>
            <text:p text:style-name="P57">heledat</text:p>
            <text:p text:style-name="P57">heledale</text:p>
            <text:p text:style-name="P57">heledad</text:p>
            <text:p text:style-name="P57">heledate</text:p>
            <text:p text:style-name="P57">heledaid</text:p>
            <text:p text:style-name="P57">heledatele</text:p>
            <text:p text:style-name="P57">heledam</text:p>
            <text:p text:style-name="P57">heledama</text:p>
            <text:p text:style-name="P57">heledamat</text:p>
            <text:p text:style-name="P57">heledamad</text:p>
            <text:p text:style-name="P57">heledamate</text:p>
            <text:p text:style-name="P57">heledamaid</text:p>
            <text:p text:style-name="P57">heledamatelegi</text:p>
            <text:p text:style-name="P57">heledaim</text:p>
            <text:p text:style-name="P57">heledaima</text:p>
            <text:p text:style-name="P57">heledaimat</text:p>
            <text:p text:style-name="P57">heledaimale</text:p>
            <text:p text:style-name="P57">heledaimad</text:p>
            <text:p text:style-name="P57">heledaimate</text:p>
            <text:p text:style-name="P57">heledaimaid</text:p>
            <text:p text:style-name="P57">heledaimatelt</text:p>
            <text:p text:style-name="P59">hobune</text:p>
            <text:p text:style-name="P59">hobuse</text:p>
            <text:p text:style-name="P59">hobust</text:p>
            <text:p text:style-name="P59">hobusele</text:p>
            <text:p text:style-name="P59">hobused</text:p>
            <text:p text:style-name="P59">hobuste</text:p>
            <text:p text:style-name="P59">hobuseid</text:p>
            <text:p text:style-name="P59">hobustele</text:p>
          </table:table-cell>
          <table:table-cell table:style-name="Table1.A2" office:value-type="string">
            <text:p text:style-name="P61">raama</text:p>
            <text:p text:style-name="P61">raama</text:p>
            <text:p text:style-name="P61">raama</text:p>
            <text:p text:style-name="P61">raama</text:p>
            <text:p text:style-name="P61">raama</text:p>
            <text:p text:style-name="P61">raama</text:p>
            <text:p text:style-name="P61">raama</text:p>
            <text:p text:style-name="P61">raama</text:p>
            <text:p text:style-name="P61">raama</text:p>
            <text:p text:style-name="P61">hele</text:p>
            <text:p text:style-name="P61">hele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eleda</text:p>
            <text:p text:style-name="P61">hobune</text:p>
            <text:p text:style-name="P61">hobuse</text:p>
            <text:p text:style-name="P61">hobu</text:p>
            <text:p text:style-name="P61">hobuse</text:p>
            <text:p text:style-name="P61">hobuse</text:p>
            <text:p text:style-name="P61">hobus</text:p>
            <text:p text:style-name="P61">hobuse</text:p>
            <text:p text:style-name="P61">hobus</text:p>
          </table:table-cell>
          <table:table-cell table:style-name="Table1.A2" office:value-type="string">
            <text:p text:style-name="P57"><text:span text:style-name="T21">h</text:span>üpata</text:p>
            <text:p text:style-name="P58">hüppa</text:p>
            <text:p text:style-name="P57">hüppaksin</text:p>
            <text:p text:style-name="P57">hüppaksid</text:p>
            <text:p text:style-name="P57">hüppaks</text:p>
            <text:p text:style-name="P57">hüppaksime</text:p>
            <text:p text:style-name="P57">hüppaksite</text:p>
            <text:p text:style-name="P57">hüppan</text:p>
            <text:p text:style-name="P57">hüppad</text:p>
            <text:p text:style-name="P57">hüppab</text:p>
            <text:p text:style-name="P57">hüppame</text:p>
            <text:p text:style-name="P57">hüppate</text:p>
            <text:p text:style-name="P57">hüppavad</text:p>
            <text:p text:style-name="P57">hüppasin</text:p>
            <text:p text:style-name="P57">hüppasid</text:p>
            <text:p text:style-name="P57">hüppas</text:p>
            <text:p text:style-name="P57">hüppasime</text:p>
            <text:p text:style-name="P57">hüppasite</text:p>
            <text:p text:style-name="P57">hüpanuksite</text:p>
            <text:p text:style-name="P57">hüpatakse</text:p>
            <text:p text:style-name="P57">hüpati</text:p>
            <text:p text:style-name="P57">hüpanud</text:p>
            <text:p text:style-name="P57">hüpanutest</text:p>
            <text:p text:style-name="P57">hüpates</text:p>
            <text:p text:style-name="P57">hüppavat</text:p>
            <text:p text:style-name="P57">hüppavatele</text:p>
            <text:p text:style-name="P57">hüppamata</text:p>
            <text:p text:style-name="P57">hüppamast</text:p>
            <text:p text:style-name="P58">hüljes</text:p>
            <text:p text:style-name="P58">hülge</text:p>
            <text:p text:style-name="P58">hüljest</text:p>
            <text:p text:style-name="P58">hülgesse</text:p>
            <text:p text:style-name="P58">hüljeste</text:p>
            <text:p text:style-name="P58">hülgeid</text:p>
            <text:p text:style-name="P58">hüljestesse</text:p>
            <text:p text:style-name="P58">hülgeisse</text:p>
            <text:p text:style-name="P60">ohutule</text:p>
            <text:p text:style-name="P60">ohutud</text:p>
            <text:p text:style-name="P60">ohutuid</text:p>
            <text:p text:style-name="P60">ohututele</text:p>
          </table:table-cell>
          <table:table-cell table:style-name="Table1.D2" office:value-type="string"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ti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pa</text:p>
            <text:p text:style-name="P61">hülje</text:p>
            <text:p text:style-name="P61">hülge</text:p>
            <text:p text:style-name="P61">hülje</text:p>
            <text:p text:style-name="P61">hülge</text:p>
            <text:p text:style-name="P61">hüljes</text:p>
            <text:p text:style-name="P61">hülge</text:p>
            <text:p text:style-name="P61">hüljes</text:p>
            <text:p text:style-name="P61">hülge</text:p>
            <text:p text:style-name="P61">ohu</text:p>
            <text:p text:style-name="P61">ohu</text:p>
            <text:p text:style-name="P61">ohu</text:p>
            <text:p text:style-name="P61">ohu</text:p>
          </table:table-cell>
        </table:table-row>
      </table:table>
      <text:p text:style-name="P2"/>
      <text:p text:style-name="P2"><text:span text:style-name="T1">This stemming algorithm removes the </text:span>suffixes of nouns <text:span text:style-name="T1">and verbs.</text:span></text:p>
      <text:p text:style-name="P2"/>
      <text:p text:style-name="P54">The stemming algorithm</text:p>
      <text:p text:style-name="P2"/>
      <text:p text:style-name="P1">Letters in Estonian include the following accented forms,</text:p>
      <text:p text:style-name="P1"><text:soft-page-break/></text:p>
      <text:p text:style-name="P3">ä ö õ ü </text:p>
      <text:p text:style-name="P3"/>
      <text:p text:style-name="P22">The following letters are vowels <text:span text:style-name="T3">(V1)</text:span>:</text:p>
      <text:p text:style-name="P22"/>
      <text:p text:style-name="P3">a e i o u õ ä ö ü</text:p>
      <text:p text:style-name="P3"/>
      <text:p text:style-name="P29">RV is defined as one of the following:</text:p>
      <text:p text:style-name="P29"/>
      <text:p text:style-name="P20">a e i u o </text:p>
      <text:p text:style-name="P20"/>
      <text:p text:style-name="P52">KI is defined as one of the following <text:span text:style-name="T22">(letters possible before -</text:span><text:span text:style-name="T6">ki</text:span><text:span text:style-name="T22"> emphasis)</text:span>:</text:p>
      <text:p text:style-name="P21"><text:s/></text:p>
      <text:p text:style-name="P21">k p t g b d s h f š z ž</text:p>
      <text:p text:style-name="P21"/>
      <text:p text:style-name="P52">GI is defined as one of the following <text:span text:style-name="T22">(letters possible before -</text:span><text:span text:style-name="T6">gi</text:span><text:span text:style-name="T22"> emphasis)</text:span>:</text:p>
      <text:p text:style-name="P21"/>
      <text:p text:style-name="P21">c j l m n q r v w x a e I o u õ ä ö ü</text:p>
      <text:p text:style-name="P20"/>
      <text:p text:style-name="P53"><text:span text:style-name="T13">R1 in this algorithm is defined as a region after the first consonant preceded by a vowel ([laul[nud], mõt[teid], kar[tuleid], saab[as]</text:span><text:span text:style-name="T14"> </text:span><text:span text:style-name="T13">). </text:span><text:span text:style-name="T14">If there’s no such region, then the R1 is empty (laul[Ø], </text:span><text:span text:style-name="T15">saun[Ø]</text:span><text:span text:style-name="T14">). </text:span><text:span text:style-name="T16">Limitations in steps (such as ‘</text:span><text:span text:style-name="T17">preceded by RV’</text:span><text:span text:style-name="T14"> </text:span><text:span text:style-name="T16">) are not restricted to the R1 region.</text:span></text:p>
      <text:p text:style-name="P51"/>
      <text:p text:style-name="P30">LONGV is defined as one of the following:</text:p>
      <text:p text:style-name="P30"/>
      <text:p text:style-name="P6">aa ee ii oo uu ää öö üü õõ</text:p>
      <text:p text:style-name="P37"/>
      <text:p text:style-name="P36">Do step 0. <text:span text:style-name="T23">If nothing was changed in step 0, continue with the steps, otherwise stop. Do step 1 and step 2. </text:span>If nothing was changed in step <text:span text:style-name="T24">2</text:span>, do steps <text:span text:style-name="T12">3, 4, 5, 6, 7 , 8 and 9. If something was changed in <text:s/>step 2, do step 9.</text:span></text:p>
      <text:p text:style-name="P36"/>
      <text:p text:style-name="P40">Step 0: verb_exceptions</text:p>
      <text:p text:style-name="P40">Search for some frequent irregular <text:span text:style-name="T19">short </text:span>verbs which wouldn’t have been found in step 0b <text:span text:style-name="T27">and give them a chosen stem.</text:span></text:p>
      <text:p text:style-name="P15"><text:span text:style-name="T28">j</text:span>oon jood joob joote joome joovad</text:p>
      <text:p text:style-name="P43"><text:span text:style-name="T28">replace by </text:span><text:span text:style-name="T4">joo</text:span> </text:p>
      <text:p text:style-name="P15">jõin jõid jõi jõime jõite</text:p>
      <text:p text:style-name="P44"><text:span text:style-name="T28">replace by </text:span><text:span text:style-name="T4">joo</text:span></text:p>
      <text:p text:style-name="P15">juuakse joodakse juua jooma joomata</text:p>
      <text:p text:style-name="P44"><text:span text:style-name="T28">replace by </text:span><text:span text:style-name="T4">joo</text:span></text:p>
      <text:p text:style-name="P15">saan saad saab saate saame saavad</text:p>
      <text:p text:style-name="P44"><text:span text:style-name="T28">replace by </text:span><text:span text:style-name="T4">saa</text:span></text:p>
      <text:p text:style-name="P43"><text:span text:style-name="T4">saaksin saaksid saaks saaksite saaksime</text:span> </text:p>
      <text:p text:style-name="P44"><text:span text:style-name="T28">replace by </text:span><text:span text:style-name="T4">saa</text:span></text:p>
      <text:p text:style-name="P15">sain said sai saite saime</text:p>
      <text:p text:style-name="P44"><text:span text:style-name="T28">replace by </text:span><text:span text:style-name="T4">saa</text:span></text:p>
      <text:p text:style-name="P15">saadakse saadi saama saada saamata</text:p>
      <text:p text:style-name="P44"><text:span text:style-name="T28">replace by </text:span><text:span text:style-name="T4">saa</text:span></text:p>
      <text:p text:style-name="P15">viin viid viib viite viime viivad</text:p>
      <text:p text:style-name="P44"><text:span text:style-name="T28">replace by </text:span><text:span text:style-name="T4">viima</text:span></text:p>
      <text:p text:style-name="P15">viisin viisite viisime</text:p>
      <text:p text:style-name="P44"><text:span text:style-name="T28">replace by </text:span><text:span text:style-name="T4">viima</text:span></text:p>
      <text:p text:style-name="P15"><text:soft-page-break/>viiakse viidi viima viia viimata</text:p>
      <text:p text:style-name="P44"><text:span text:style-name="T28">replace by </text:span><text:span text:style-name="T4">viima</text:span></text:p>
      <text:p text:style-name="P15">keeksin keeks keeksid keeksime keeksite</text:p>
      <text:p text:style-name="P44"><text:span text:style-name="T28">replace by </text:span><text:span text:style-name="T4">keesi</text:span></text:p>
      <text:p text:style-name="P15">keema keeta keedakse keemata</text:p>
      <text:p text:style-name="P44"><text:span text:style-name="T28">replace by </text:span><text:span text:style-name="T4">keesi</text:span></text:p>
      <text:p text:style-name="P15">löön lööd lööb lööme lööte löövad</text:p>
      <text:p text:style-name="P44"><text:span text:style-name="T28">replace by </text:span><text:span text:style-name="T4">löö</text:span></text:p>
      <text:p text:style-name="P43"><text:span text:style-name="T4">lööksin lööksid lööks lööksime lööksite</text:span> </text:p>
      <text:p text:style-name="P44"><text:span text:style-name="T28">replace by </text:span><text:span text:style-name="T4">löö</text:span></text:p>
      <text:p text:style-name="P15">lüüakse löödakse löödi lööma lüüa löömata</text:p>
      <text:p text:style-name="P44"><text:span text:style-name="T28">replace by </text:span><text:span text:style-name="T4">löö</text:span></text:p>
      <text:p text:style-name="P43"><text:span text:style-name="T4">lõin lõid lõi lõime lõite</text:span> </text:p>
      <text:p text:style-name="P44"><text:span text:style-name="T28">replace by </text:span><text:span text:style-name="T4">lõi</text:span></text:p>
      <text:p text:style-name="P15">loon lood loob loome loote loovad</text:p>
      <text:p text:style-name="P44"><text:span text:style-name="T28">replace by </text:span><text:span text:style-name="T4">loo</text:span></text:p>
      <text:p text:style-name="P43"><text:span text:style-name="T4">looksin looksid looks looksime looksite</text:span> </text:p>
      <text:p text:style-name="P44"><text:span text:style-name="T28">replace by </text:span><text:span text:style-name="T4">loo</text:span></text:p>
      <text:p text:style-name="P15">luuakse loodi luua looma loomata</text:p>
      <text:p text:style-name="P44"><text:span text:style-name="T28">replace by </text:span><text:span text:style-name="T4">loo</text:span> </text:p>
      <text:p text:style-name="P15">käin käib köid käis käime käite käivad</text:p>
      <text:p text:style-name="P44"><text:span text:style-name="T28">replace by </text:span><text:span text:style-name="T4">käisi</text:span></text:p>
      <text:p text:style-name="P43"><text:span text:style-name="T4">käiksin käiks käiksid käiksime käiksite</text:span> </text:p>
      <text:p text:style-name="P44"><text:span text:style-name="T28">replace by </text:span><text:span text:style-name="T4">käisi</text:span></text:p>
      <text:p text:style-name="P43"><text:span text:style-name="T4">käiakse käidi käia käima käimata</text:span> </text:p>
      <text:p text:style-name="P44"><text:span text:style-name="T28">replace by </text:span><text:span text:style-name="T4">käisi</text:span></text:p>
      <text:p text:style-name="P15">söön sööb sööd sööme sööte söövad</text:p>
      <text:p text:style-name="P44"><text:span text:style-name="T28">replace by </text:span><text:span text:style-name="T4">söö</text:span></text:p>
      <text:p text:style-name="P15">sööksin sööks sööksid sööksime sööksite</text:p>
      <text:p text:style-name="P44"><text:span text:style-name="T28">replace by </text:span><text:span text:style-name="T4">söö</text:span></text:p>
      <text:p text:style-name="P15">sõin sõi sõid sõime sõite</text:p>
      <text:p text:style-name="P44"><text:span text:style-name="T28">replace by </text:span><text:span text:style-name="T4">söö</text:span></text:p>
      <text:p text:style-name="P15">süüakse söödakse söödi sööma söömata süüa</text:p>
      <text:p text:style-name="P44"><text:span text:style-name="T28">replace by </text:span><text:span text:style-name="T4">söö</text:span></text:p>
      <text:p text:style-name="P43"><text:span text:style-name="T4">toon tood toob toote toome toovad</text:span> </text:p>
      <text:p text:style-name="P44"><text:span text:style-name="T28">replace by </text:span><text:span text:style-name="T4">too</text:span></text:p>
      <text:p text:style-name="P43"><text:span text:style-name="T4">tooksin tooksid tooks tooksite tooksime</text:span> </text:p>
      <text:p text:style-name="P44"><text:span text:style-name="T28">replace by </text:span><text:span text:style-name="T4">too</text:span></text:p>
      <text:p text:style-name="P15">tõin tõid tõi tõime tõite</text:p>
      <text:p text:style-name="P44"><text:span text:style-name="T28">replace by </text:span><text:span text:style-name="T4">too</text:span></text:p>
      <text:p text:style-name="P15">tuuakse toodi tooma tuua toomata</text:p>
      <text:p text:style-name="P45"><text:span text:style-name="T28">replace by </text:span><text:span text:style-name="T4">too</text:span></text:p>
      <text:p text:style-name="P15">võin võid võib võime võis võite võivad</text:p>
      <text:p text:style-name="P45"><text:span text:style-name="T28">replace by </text:span><text:span text:style-name="T4">võisi</text:span></text:p>
      <text:p text:style-name="P43"><text:span text:style-name="T4">võiksin võiksid võiks võiksime võiksite</text:span> </text:p>
      <text:p text:style-name="P45"><text:span text:style-name="T28">replace by </text:span><text:span text:style-name="T4">võisi</text:span></text:p>
      <text:p text:style-name="P15">võidakse võidi võida võima võimata</text:p>
      <text:p text:style-name="P45"><text:span text:style-name="T28">replace by </text:span><text:span text:style-name="T4">võisi</text:span></text:p>
      <text:p text:style-name="P15">jään jääd jääb jääme jääte jäävad</text:p>
      <text:p text:style-name="P45"><text:span text:style-name="T28">replace by </text:span><text:span text:style-name="T4">jääma</text:span></text:p>
      <text:p text:style-name="P15">jääksin jääksid jääks jääksime jääksite</text:p>
      <text:p text:style-name="P45"><text:span text:style-name="T28">replace by </text:span><text:span text:style-name="T4">jääma</text:span></text:p>
      <text:p text:style-name="P15"><text:soft-page-break/>jäime jäite jäin jäid jäi</text:p>
      <text:p text:style-name="P45"><text:span text:style-name="T28">replace by </text:span><text:span text:style-name="T4">jääma</text:span></text:p>
      <text:p text:style-name="P15">jäädakse jääda jääma jäämata jäädi</text:p>
      <text:p text:style-name="P45"><text:span text:style-name="T28">replace by </text:span><text:span text:style-name="T4">jääma</text:span></text:p>
      <text:p text:style-name="P16">müün müüd müüb müüs müüme müüte müüvad</text:p>
      <text:p text:style-name="P47"><text:span text:style-name="T28">replace by </text:span><text:span text:style-name="T4">müüsi</text:span></text:p>
      <text:p text:style-name="P46"><text:span text:style-name="T4">müüksin müüksid müüks müüksime müüksite</text:span> </text:p>
      <text:p text:style-name="P47"><text:span text:style-name="T28">replace by </text:span><text:span text:style-name="T4">müüsi</text:span></text:p>
      <text:p text:style-name="P16">müüakse müüdi müüa müüma müümata</text:p>
      <text:p text:style-name="P47"><text:span text:style-name="T28">replace by </text:span><text:span text:style-name="T4">müüsi</text:span></text:p>
      <text:p text:style-name="P16">loeb loen loed loeme loete loevad</text:p>
      <text:p text:style-name="P47"><text:span text:style-name="T28">replace by </text:span><text:span text:style-name="T4">luge</text:span></text:p>
      <text:p text:style-name="P16">loeks loeksin loeksid loeksime loeksite</text:p>
      <text:p text:style-name="P47"><text:span text:style-name="T28">replace by </text:span><text:span text:style-name="T4">luge</text:span></text:p>
      <text:p text:style-name="P16">põen põeb põed põeme põete põevad</text:p>
      <text:p text:style-name="P47"><text:span text:style-name="T28">replace by </text:span><text:span text:style-name="T4">põde</text:span></text:p>
      <text:p text:style-name="P16">põeksin põels põeksid põeksime põeksite</text:p>
      <text:p text:style-name="P47"><text:span text:style-name="T28">replace by </text:span><text:span text:style-name="T4">põde</text:span></text:p>
      <text:p text:style-name="P16">laon laob laod laome laote laovad</text:p>
      <text:p text:style-name="P47"><text:span text:style-name="T28">replace by </text:span><text:span text:style-name="T4">ladu</text:span></text:p>
      <text:p text:style-name="P16">laoksin laoks laoksid laoksime laoksite</text:p>
      <text:p text:style-name="P47"><text:span text:style-name="T28">replace by </text:span><text:span text:style-name="T4">ladu</text:span></text:p>
      <text:p text:style-name="P16">teeksin teeks teeksid teeksime teeksite</text:p>
      <text:p text:style-name="P47"><text:span text:style-name="T28">replace by </text:span><text:span text:style-name="T4">teg</text:span><text:span text:style-name="T8">i</text:span></text:p>
      <text:p text:style-name="P46"><text:span text:style-name="T4">teen teeb teed teeme teete teevad</text:span> </text:p>
      <text:p text:style-name="P47"><text:span text:style-name="T28">replace by </text:span><text:span text:style-name="T4">teg</text:span><text:span text:style-name="T8">i</text:span></text:p>
      <text:p text:style-name="P17">tehakse tehti tegema tegemata teha</text:p>
      <text:p text:style-name="P48"><text:span text:style-name="T28">replace by </text:span><text:span text:style-name="T4">tegi</text:span></text:p>
      <text:p text:style-name="P16">näen näeb näed näeme näete näevad</text:p>
      <text:p text:style-name="P47"><text:span text:style-name="T28">replace by </text:span><text:span text:style-name="T4">nägi</text:span></text:p>
      <text:p text:style-name="P16">näeksin näeks näeksid näeksime näeksite</text:p>
      <text:p text:style-name="P47"><text:span text:style-name="T28">replace by </text:span><text:span text:style-name="T4">nägi</text:span></text:p>
      <text:p text:style-name="P16">nähakse nähti näha nägema nägemata</text:p>
      <text:p text:style-name="P47"><text:span text:style-name="T28">replace by </text:span><text:span text:style-name="T4">nägi</text:span></text:p>
      <text:p text:style-name="P40"/>
      <text:p text:style-name="P42">Step <text:span text:style-name="T25">1</text:span>: emphasis</text:p>
      <text:p text:style-name="P27"/>
      <text:p text:style-name="P27">Search for the longest among the following suffixes in <text:span text:style-name="T2">R</text:span>1, and perform the action indicated</text:p>
      <text:p text:style-name="P27"/>
      <text:p text:style-name="P42">Test if there’s at least 4 letters before R1 region. If so, continue this step</text:p>
      <text:p text:style-name="P4">gi</text:p>
      <text:p text:style-name="P27"><text:span text:style-name="T23">if </text:span>preceded by <text:span text:style-name="T7">GI </text:span><text:span text:style-name="T23">and </text:span><text:span text:style-name="T7">not LONGV</text:span><text:span text:style-name="T23">, delete</text:span></text:p>
      <text:p text:style-name="P4">ki</text:p>
      <text:p text:style-name="P42">if preceded by <text:span text:style-name="T4">är</text:span>, replace it with <text:span text:style-name="T4">k</text:span>. If it wasn’t replaced <text:span text:style-name="T29">with </text:span><text:span text:style-name="T9">k </text:span>and is preceded by <text:span text:style-name="T4">KI</text:span>, delete.</text:p>
      <text:p text:style-name="P38"/>
      <text:p text:style-name="P34">Step <text:span text:style-name="T26">2</text:span>: verb</text:p>
      <text:p text:style-name="P34"/>
      <text:p text:style-name="P26">Search for the longest among the following suffixes in <text:span text:style-name="T2">R</text:span>1, and perform the action indicated</text:p>
      <text:p text:style-name="P26"/>
      <text:p text:style-name="P13">nuksin nuksime nuksid nuksite</text:p>
      <text:p text:style-name="P41">delete</text:p>
      <text:p text:style-name="P10">ksin ksid ksime ksite</text:p>
      <text:p text:style-name="P41"><text:soft-page-break/>delete</text:p>
      <text:p text:style-name="P13">mata</text:p>
      <text:p text:style-name="P41">delete</text:p>
      <text:p text:style-name="P10">takse dakse</text:p>
      <text:p text:style-name="P41">delete</text:p>
      <text:p text:style-name="P10">taks daks</text:p>
      <text:p text:style-name="P41">delete</text:p>
      <text:p text:style-name="P10">akse</text:p>
      <text:p text:style-name="P13"><text:span text:style-name="T18">replace with </text:span>a</text:p>
      <text:p text:style-name="P10">sime</text:p>
      <text:p text:style-name="P41">delete</text:p>
      <text:p text:style-name="P10">site</text:p>
      <text:p text:style-name="P41">delete</text:p>
      <text:p text:style-name="P10">sin</text:p>
      <text:p text:style-name="P41">delete</text:p>
      <text:p text:style-name="P10">me <text:span text:style-name="T20">preceded by V1</text:span></text:p>
      <text:p text:style-name="P41">delete</text:p>
      <text:p text:style-name="P12">da <text:span text:style-name="T20">preceded by V1</text:span></text:p>
      <text:p text:style-name="P41">delete</text:p>
      <text:p text:style-name="P14">n preceded by V1</text:p>
      <text:p text:style-name="P41">delete</text:p>
      <text:p text:style-name="P11">b <text:span text:style-name="T20">preceded by V1</text:span></text:p>
      <text:p text:style-name="P35">delete</text:p>
      <text:p text:style-name="P35"/>
      <text:p text:style-name="P39">set is_verb</text:p>
      <text:p text:style-name="P23"/>
      <text:p text:style-name="P49">Step 3: special_noun_endings</text:p>
      <text:p text:style-name="P28">Search for the longest among the following suffixes in <text:span text:style-name="T2">R</text:span>1, and perform the action indicated</text:p>
      <text:p text:style-name="P18">lasse</text:p>
      <text:p text:style-name="P50">replace by <text:span text:style-name="T4">lase</text:span></text:p>
      <text:p text:style-name="P50"><text:span text:style-name="T4">last</text:span> </text:p>
      <text:p text:style-name="P50">replace by <text:span text:style-name="T4">lase</text:span></text:p>
      <text:p text:style-name="P18">lane</text:p>
      <text:p text:style-name="P50">replace by <text:span text:style-name="T4">lase</text:span></text:p>
      <text:p text:style-name="P18">lasi</text:p>
      <text:p text:style-name="P50">replace by <text:span text:style-name="T4">lane</text:span> </text:p>
      <text:p text:style-name="P18">misse</text:p>
      <text:p text:style-name="P50">replace by <text:span text:style-name="T4">mise</text:span></text:p>
      <text:p text:style-name="P18">mist</text:p>
      <text:p text:style-name="P50">replace by <text:span text:style-name="T4">mise</text:span></text:p>
      <text:p text:style-name="P18">mine</text:p>
      <text:p text:style-name="P50">replace by <text:span text:style-name="T4">mise</text:span></text:p>
      <text:p text:style-name="P18">misi</text:p>
      <text:p text:style-name="P50">replace by <text:span text:style-name="T4">mise</text:span></text:p>
      <text:p text:style-name="P18">lisse</text:p>
      <text:p text:style-name="P50">replace by <text:span text:style-name="T4">lise</text:span></text:p>
      <text:p text:style-name="P18">list</text:p>
      <text:p text:style-name="P50">replace by <text:span text:style-name="T4">lise</text:span></text:p>
      <text:p text:style-name="P18">line</text:p>
      <text:p text:style-name="P50">replace by <text:span text:style-name="T4">lise</text:span></text:p>
      <text:p text:style-name="P18">lisi</text:p>
      <text:p text:style-name="P50">replace by <text:span text:style-name="T4">lise</text:span></text:p>
      <text:p text:style-name="P22"><text:soft-page-break/>Step <text:span text:style-name="T30">4</text:span>: case_ending</text:p>
      <text:p text:style-name="P22"/>
      <text:p text:style-name="P22">Search for the longest among the following suffixes in <text:span text:style-name="T2">R</text:span>1, and perform the action indicated</text:p>
      <text:p text:style-name="P22"/>
      <text:p text:style-name="P3">sse preceded by RV <text:span text:style-name="T31">or LONGV</text:span></text:p>
      <text:p text:style-name="P3"/>
      <text:p text:style-name="P5">st preceded by RV <text:span text:style-name="T31">or LONGV</text:span></text:p>
      <text:p text:style-name="P3"/>
      <text:p text:style-name="P5">le preceded by RV <text:span text:style-name="T31">or LONGV</text:span></text:p>
      <text:p text:style-name="P3"/>
      <text:p text:style-name="P5">lt preceded by RV <text:span text:style-name="T31">or LONGV</text:span></text:p>
      <text:p text:style-name="P3"/>
      <text:p text:style-name="P5">ga preceded by RV <text:span text:style-name="T31">or LONGV</text:span></text:p>
      <text:p text:style-name="P3"/>
      <text:p text:style-name="P5">ks preceded by RV <text:span text:style-name="T31">or LONGV</text:span></text:p>
      <text:p text:style-name="P3"/>
      <text:p text:style-name="P19">ta preceded by RV <text:span text:style-name="T31">or LONGV</text:span></text:p>
      <text:p text:style-name="P3"/>
      <text:p text:style-name="P3">t </text:p>
      <text:p text:style-name="P3"/>
      <text:p text:style-name="P5">s preceded by RV <text:span text:style-name="T31">or LONGV</text:span></text:p>
      <text:p text:style-name="P3"/>
      <text:p text:style-name="P5">l preceded by RV <text:span text:style-name="T31">or LONGV</text:span></text:p>
      <text:p text:style-name="P3"/>
      <text:p text:style-name="P22">delete</text:p>
      <text:p text:style-name="P22"/>
      <text:p text:style-name="P29">Step <text:span text:style-name="T30">5</text:span>: plural_three_first_cases</text:p>
      <text:p text:style-name="P29"/>
      <text:p text:style-name="P23">Search for the longest among the following suffixes in <text:span text:style-name="T2">R</text:span>1, and perform the action indicated</text:p>
      <text:p text:style-name="P23"/>
      <text:p text:style-name="P30"><text:span text:style-name="T4">ikkude</text:span> </text:p>
      <text:p text:style-name="P30">replace with <text:span text:style-name="T4">ik</text:span><text:span text:style-name="T5">u</text:span></text:p>
      <text:p text:style-name="P30"/>
      <text:p text:style-name="P6">ikke</text:p>
      <text:p text:style-name="P30">replace with <text:span text:style-name="T4">ik</text:span><text:span text:style-name="T5">u</text:span></text:p>
      <text:p text:style-name="P30"/>
      <text:p text:style-name="P6">ike</text:p>
      <text:p text:style-name="P30">replace with<text:span text:style-name="T4"> ik</text:span><text:span text:style-name="T5">u</text:span></text:p>
      <text:p text:style-name="P30"/>
      <text:p text:style-name="P30"><text:span text:style-name="T4">sid</text:span> </text:p>
      <text:p text:style-name="P30">if it is not preceded by LONGV delete</text:p>
      <text:p text:style-name="P30"/>
      <text:p text:style-name="P6">te </text:p>
      <text:p text:style-name="P31">if it <text:span text:style-name="T32">doesn’t have at least 4 letters before it, replace by </text:span><text:span text:style-name="T10">t</text:span><text:span text:style-name="T32">.</text:span></text:p>
      <text:p text:style-name="P31"><text:span text:style-name="T32">Otherwise</text:span>: </text:p>
      <text:p text:style-name="P31"><text:span text:style-name="T32">a) if it is preceded by </text:span><text:span text:style-name="T10">mis</text:span><text:span text:style-name="T32">, replace with </text:span><text:span text:style-name="T10">e</text:span><text:span text:style-name="T32">,</text:span></text:p>
      <text:p text:style-name="P31"><text:span text:style-name="T32">b) if it is preceded by </text:span><text:span text:style-name="T10">las</text:span><text:span text:style-name="T32"> replace with </text:span><text:span text:style-name="T10">e</text:span><text:span text:style-name="T32">, </text:span></text:p>
      <text:p text:style-name="P31"><text:span text:style-name="T32">e) if it is preceded by </text:span><text:span text:style-name="T10">lis</text:span><text:span text:style-name="T32"> replace with </text:span><text:span text:style-name="T10">e</text:span><text:span text:style-name="T32">, </text:span></text:p>
      <text:p text:style-name="P31"><text:span text:style-name="T32">if it wasn’t replaced with </text:span><text:span text:style-name="T10">e</text:span><text:span text:style-name="T32"> in steps a)-c) and it isn’t preceded by </text:span><text:span text:style-name="T10">t</text:span><text:span text:style-name="T32">, </text:span>delete</text:p>
      <text:p text:style-name="P30"/>
      <text:p text:style-name="P6">de <text:span text:style-name="T33">preceded by RV or LONGV</text:span></text:p>
      <text:p text:style-name="P30">delete</text:p>
      <text:p text:style-name="P30"><text:soft-page-break/></text:p>
      <text:p text:style-name="P6">d preceded by RV <text:span text:style-name="T33">or LONGV</text:span></text:p>
      <text:p text:style-name="P30">delete</text:p>
      <text:p text:style-name="P30"/>
      <text:p text:style-name="P32">Step <text:span text:style-name="T30">6:</text:span> <text:s/>degrees</text:p>
      <text:p text:style-name="P32"/>
      <text:p text:style-name="P24">Search for the longest among the following suffixes in <text:span text:style-name="T2">R</text:span>1, and perform the action indicated</text:p>
      <text:p text:style-name="P24"/>
      <text:p text:style-name="P7">mai preceded by RV</text:p>
      <text:p text:style-name="P7"/>
      <text:p text:style-name="P7">ma</text:p>
      <text:p text:style-name="P7"/>
      <text:p text:style-name="P8">m preceded by RV</text:p>
      <text:p text:style-name="P7"/>
      <text:p text:style-name="P32">delete</text:p>
      <text:p text:style-name="P32"/>
      <text:p text:style-name="P33">Step <text:span text:style-name="T30">7</text:span>: <text:s/>i_plural</text:p>
      <text:p text:style-name="P33"/>
      <text:p text:style-name="P25">Search for the longest among the following suffixes in <text:span text:style-name="T2">R</text:span>1, and perform the action indicated</text:p>
      <text:p text:style-name="P25"/>
      <text:p text:style-name="P9">i preceded by RV</text:p>
      <text:p text:style-name="P33">delete</text:p>
      <text:p text:style-name="P33"/>
      <text:p text:style-name="P33">Step <text:span text:style-name="T30">8</text:span>: nu</text:p>
      <text:p text:style-name="P25">Search for the longest among the following suffixes in <text:span text:style-name="T2">R</text:span>1, and perform the action indicated</text:p>
      <text:p text:style-name="P25"/>
      <text:p text:style-name="P9">nu </text:p>
      <text:p text:style-name="P9">tu</text:p>
      <text:p text:style-name="P13">du</text:p>
      <text:p text:style-name="P13">va</text:p>
      <text:p text:style-name="P33">delete</text:p>
      <text:p text:style-name="P33"/>
      <text:p text:style-name="P35">Step <text:span text:style-name="T30">9</text:span>: remove_double_kpt</text:p>
      <text:p text:style-name="P35"/>
      <text:p text:style-name="P35">Undouble consonant if word ending is <text:span text:style-name="T4">kk+V</text:span><text:span text:style-name="T11">1</text:span><text:span text:style-name="T4">, tt+V</text:span><text:span text:style-name="T11">1</text:span><text:span text:style-name="T4">, pp+V</text:span><text:span text:style-name="T11">1</text:span>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0:28:14.071149579</meta:creation-date>
    <dc:date>2019-08-21T15:20:35.655205101</dc:date>
    <meta:editing-duration>PT12H41M20S</meta:editing-duration>
    <meta:editing-cycles>48</meta:editing-cycles>
    <meta:generator>LibreOffice/6.0.7.3$Linux_X86_64 LibreOffice_project/00m0$Build-3</meta:generator>
    <meta:document-statistic meta:table-count="1" meta:image-count="0" meta:object-count="0" meta:page-count="7" meta:paragraph-count="404" meta:word-count="1342" meta:character-count="7387" meta:non-whitespace-character-count="6416"/>
  </office:meta>
</office:document-meta>
</file>